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98e77" officeooo:paragraph-rsid="00198e77" style:font-size-asian="14pt" style:font-size-complex="14pt"/>
    </style:style>
    <style:style style:name="P2" style:family="paragraph" style:parent-style-name="Standard">
      <style:text-properties fo:font-size="14pt" officeooo:rsid="001abb5a" officeooo:paragraph-rsid="001abb5a" style:font-size-asian="14pt" style:font-size-complex="14pt"/>
    </style:style>
    <style:style style:name="P3" style:family="paragraph" style:parent-style-name="Standard">
      <style:text-properties fo:font-size="14pt" officeooo:rsid="001dce02" officeooo:paragraph-rsid="001dce02" style:font-size-asian="14pt" style:font-size-complex="14pt"/>
    </style:style>
    <style:style style:name="P4" style:family="paragraph" style:parent-style-name="Standard">
      <style:text-properties fo:font-size="14pt" officeooo:rsid="001fcbdf" officeooo:paragraph-rsid="001fcbdf" style:font-size-asian="14pt" style:font-size-complex="14pt"/>
    </style:style>
    <style:style style:name="P5" style:family="paragraph" style:parent-style-name="Standard">
      <style:text-properties fo:font-size="14pt" officeooo:rsid="00235e32" officeooo:paragraph-rsid="00235e32" style:font-size-asian="14pt" style:font-size-complex="14pt"/>
    </style:style>
    <style:style style:name="P6" style:family="paragraph" style:parent-style-name="Standard">
      <style:text-properties fo:font-size="14pt" officeooo:rsid="0026df68" officeooo:paragraph-rsid="0026df68" style:font-size-asian="14pt" style:font-size-complex="14pt"/>
    </style:style>
    <style:style style:name="P7" style:family="paragraph" style:parent-style-name="Standard">
      <style:text-properties fo:font-size="14pt" officeooo:rsid="0027f338" officeooo:paragraph-rsid="0027f338" style:font-size-asian="14pt" style:font-size-complex="14pt"/>
    </style:style>
    <style:style style:name="P8" style:family="paragraph" style:parent-style-name="Standard">
      <style:text-properties fo:font-size="14pt" officeooo:paragraph-rsid="002f51aa" style:font-size-asian="14pt" style:font-size-complex="14pt"/>
    </style:style>
    <style:style style:name="P9" style:family="paragraph" style:parent-style-name="Standard">
      <style:text-properties fo:font-size="14pt" officeooo:paragraph-rsid="002c77d8" style:font-size-asian="14pt" style:font-size-complex="14pt"/>
    </style:style>
    <style:style style:name="P10" style:family="paragraph" style:parent-style-name="Standard">
      <style:text-properties fo:font-size="14pt" fo:font-weight="bold" officeooo:rsid="001de0dd" officeooo:paragraph-rsid="001de0dd" style:font-size-asian="14pt" style:font-weight-asian="bold" style:font-size-complex="14pt" style:font-weight-complex="bold"/>
    </style:style>
    <style:style style:name="P11" style:family="paragraph" style:parent-style-name="Standard">
      <style:text-properties fo:font-size="14pt" fo:font-weight="bold" officeooo:rsid="001fcbdf" officeooo:paragraph-rsid="001fcbdf" style:font-size-asian="14pt" style:font-weight-asian="bold" style:font-size-complex="14pt" style:font-weight-complex="bold"/>
    </style:style>
    <style:style style:name="P12" style:family="paragraph" style:parent-style-name="Standard">
      <style:text-properties fo:font-size="14pt" fo:font-weight="bold" officeooo:rsid="00201472" officeooo:paragraph-rsid="00201472" style:font-size-asian="14pt" style:font-weight-asian="bold" style:font-size-complex="14pt" style:font-weight-complex="bold"/>
    </style:style>
    <style:style style:name="P13" style:family="paragraph" style:parent-style-name="Standard">
      <style:text-properties fo:font-size="14pt" fo:font-weight="bold" officeooo:rsid="002c77d8" officeooo:paragraph-rsid="002c77d8" style:font-size-asian="14pt" style:font-weight-asian="bold" style:font-size-complex="14pt" style:font-weight-complex="bold"/>
    </style:style>
    <style:style style:name="P14" style:family="paragraph" style:parent-style-name="Standard">
      <style:text-properties fo:font-size="14pt" fo:font-weight="bold" officeooo:rsid="0035f326" officeooo:paragraph-rsid="0035f326" style:font-size-asian="14pt" style:font-weight-asian="bold" style:font-size-complex="14pt" style:font-weight-complex="bold"/>
    </style:style>
    <style:style style:name="P15" style:family="paragraph" style:parent-style-name="Standard">
      <style:text-properties fo:font-size="14pt" fo:font-weight="bold" officeooo:rsid="00451a9d" officeooo:paragraph-rsid="00451a9d" style:font-size-asian="12.25pt" style:font-weight-asian="bold" style:font-size-complex="14pt" style:font-weight-complex="bold"/>
    </style:style>
    <style:style style:name="P16" style:family="paragraph" style:parent-style-name="Standard">
      <style:text-properties fo:font-size="14pt" fo:font-weight="bold" officeooo:rsid="004d0dbd" officeooo:paragraph-rsid="004d0dbd" style:font-size-asian="12.25pt" style:font-weight-asian="bold" style:font-size-complex="14pt" style:font-weight-complex="bold"/>
    </style:style>
    <style:style style:name="P17" style:family="paragraph" style:parent-style-name="Standard">
      <style:text-properties fo:font-size="14pt" fo:font-weight="normal" officeooo:rsid="003101c8" officeooo:paragraph-rsid="003101c8" style:font-size-asian="14pt" style:font-weight-asian="normal" style:font-size-complex="14pt" style:font-weight-complex="normal"/>
    </style:style>
    <style:style style:name="P18" style:family="paragraph" style:parent-style-name="Standard">
      <style:text-properties fo:font-size="14pt" fo:font-weight="normal" officeooo:rsid="0039359d" officeooo:paragraph-rsid="0039359d" style:font-size-asian="14pt" style:font-weight-asian="normal" style:font-size-complex="14pt" style:font-weight-complex="normal"/>
    </style:style>
    <style:style style:name="P19" style:family="paragraph" style:parent-style-name="Standard">
      <style:text-properties fo:font-size="14pt" fo:font-weight="normal" officeooo:rsid="003b3f5d" officeooo:paragraph-rsid="003b3f5d" style:font-size-asian="14pt" style:font-weight-asian="normal" style:font-size-complex="14pt" style:font-weight-complex="normal"/>
    </style:style>
    <style:style style:name="P20" style:family="paragraph" style:parent-style-name="Standard">
      <style:text-properties fo:font-size="14pt" fo:font-weight="normal" officeooo:rsid="003c17fa" officeooo:paragraph-rsid="003c17fa" style:font-size-asian="14pt" style:font-weight-asian="normal" style:font-size-complex="14pt" style:font-weight-complex="normal"/>
    </style:style>
    <style:style style:name="P21" style:family="paragraph" style:parent-style-name="Standard">
      <style:text-properties fo:font-size="14pt" fo:font-weight="normal" officeooo:rsid="003e859b" officeooo:paragraph-rsid="003e859b" style:font-size-asian="14pt" style:font-weight-asian="normal" style:font-size-complex="14pt" style:font-weight-complex="normal"/>
    </style:style>
    <style:style style:name="P22" style:family="paragraph" style:parent-style-name="Standard">
      <style:text-properties fo:font-size="14pt" fo:font-weight="normal" officeooo:rsid="003fec2d" officeooo:paragraph-rsid="003fec2d" style:font-size-asian="12.25pt" style:font-weight-asian="normal" style:font-size-complex="14pt" style:font-weight-complex="normal"/>
    </style:style>
    <style:style style:name="P23" style:family="paragraph" style:parent-style-name="Standard">
      <style:text-properties fo:font-size="14pt" fo:font-weight="normal" officeooo:rsid="004703e7" officeooo:paragraph-rsid="004703e7" style:font-size-asian="12.25pt" style:font-weight-asian="normal" style:font-size-complex="14pt" style:font-weight-complex="normal"/>
    </style:style>
    <style:style style:name="P24" style:family="paragraph" style:parent-style-name="Standard">
      <style:text-properties fo:font-size="14pt" fo:font-weight="normal" officeooo:rsid="004d7ad9" officeooo:paragraph-rsid="004d7ad9" style:font-size-asian="12.25pt" style:font-weight-asian="normal" style:font-size-complex="14pt" style:font-weight-complex="normal"/>
    </style:style>
    <style:style style:name="P25" style:family="paragraph" style:parent-style-name="Standard">
      <style:text-properties fo:font-size="14pt" fo:font-weight="normal" officeooo:rsid="0051b693" officeooo:paragraph-rsid="0051b693" style:font-size-asian="12.25pt" style:font-weight-asian="normal" style:font-size-complex="14pt" style:font-weight-complex="normal"/>
    </style:style>
    <style:style style:name="P26" style:family="paragraph" style:parent-style-name="Standard">
      <style:text-properties fo:font-weight="normal" officeooo:rsid="003101c8" officeooo:paragraph-rsid="003101c8" style:font-weight-asian="normal" style:font-weight-complex="normal"/>
    </style:style>
    <style:style style:name="P27" style:family="paragraph" style:parent-style-name="Standard">
      <style:text-properties fo:color="#d4d4d4" style:font-name="Droid Sans Mono" fo:font-size="14pt" fo:font-weight="normal" officeooo:rsid="0027f338" officeooo:paragraph-rsid="0027f338" fo:background-color="#1e1e1e" style:font-size-asian="14pt" style:font-size-complex="14pt"/>
    </style:style>
    <style:style style:name="P28" style:family="paragraph" style:parent-style-name="Standard">
      <style:text-properties fo:color="#d4d4d4" style:font-name="Droid Sans Mono" fo:font-size="14pt" fo:font-weight="normal" officeooo:rsid="003101c8" officeooo:paragraph-rsid="003101c8" fo:background-color="#1e1e1e" style:font-size-asian="14pt" style:font-weight-asian="normal" style:font-size-complex="14pt" style:font-weight-complex="normal"/>
    </style:style>
    <style:style style:name="P29" style:family="paragraph" style:parent-style-name="Standard">
      <style:text-properties fo:color="#d4d4d4" style:font-name="Droid Sans Mono" fo:font-size="14pt" fo:font-weight="normal" officeooo:rsid="0036cfb2" officeooo:paragraph-rsid="0036cfb2" fo:background-color="#1e1e1e" style:font-size-asian="14pt" style:font-weight-asian="normal" style:font-size-complex="14pt" style:font-weight-complex="normal"/>
    </style:style>
    <style:style style:name="T1" style:family="text">
      <style:text-properties officeooo:rsid="001b9b67"/>
    </style:style>
    <style:style style:name="T2" style:family="text">
      <style:text-properties officeooo:rsid="001d91a3"/>
    </style:style>
    <style:style style:name="T3" style:family="text">
      <style:text-properties officeooo:rsid="002167e0"/>
    </style:style>
    <style:style style:name="T4" style:family="text">
      <style:text-properties officeooo:rsid="0021fd00"/>
    </style:style>
    <style:style style:name="T5" style:family="text">
      <style:text-properties officeooo:rsid="00233060"/>
    </style:style>
    <style:style style:name="T6" style:family="text">
      <style:text-properties officeooo:rsid="0025c58b"/>
    </style:style>
    <style:style style:name="T7" style:family="text">
      <style:text-properties officeooo:rsid="0028eb0d"/>
    </style:style>
    <style:style style:name="T8" style:family="text">
      <style:text-properties fo:color="#9cdcfe"/>
    </style:style>
    <style:style style:name="T9" style:family="text">
      <style:text-properties fo:color="#9cdcfe" officeooo:rsid="0028eb0d"/>
    </style:style>
    <style:style style:name="T10" style:family="text">
      <style:text-properties fo:color="#dcdcaa"/>
    </style:style>
    <style:style style:name="T11" style:family="text">
      <style:text-properties fo:color="#ce9178"/>
    </style:style>
    <style:style style:name="T12" style:family="text">
      <style:text-properties officeooo:rsid="002b5c9d"/>
    </style:style>
    <style:style style:name="T13" style:family="text">
      <style:text-properties officeooo:rsid="002c77d8"/>
    </style:style>
    <style:style style:name="T14" style:family="text">
      <style:text-properties officeooo:rsid="002d255d"/>
    </style:style>
    <style:style style:name="T15" style:family="text">
      <style:text-properties fo:color="#4fc1ff"/>
    </style:style>
    <style:style style:name="T16" style:family="text">
      <style:text-properties officeooo:rsid="002f51aa"/>
    </style:style>
    <style:style style:name="T17" style:family="text">
      <style:text-properties fo:color="#569cd6"/>
    </style:style>
    <style:style style:name="T18" style:family="text">
      <style:text-properties officeooo:rsid="00322510"/>
    </style:style>
    <style:style style:name="T19" style:family="text">
      <style:text-properties officeooo:rsid="003285e5"/>
    </style:style>
    <style:style style:name="T20" style:family="text">
      <style:text-properties officeooo:rsid="0034606b"/>
    </style:style>
    <style:style style:name="T21" style:family="text">
      <style:text-properties officeooo:rsid="0039611d"/>
    </style:style>
    <style:style style:name="T22" style:family="text">
      <style:text-properties officeooo:rsid="003a176c"/>
    </style:style>
    <style:style style:name="T23" style:family="text">
      <style:text-properties officeooo:rsid="003cdf1e"/>
    </style:style>
    <style:style style:name="T24" style:family="text">
      <style:text-properties officeooo:rsid="003fec2d"/>
    </style:style>
    <style:style style:name="T25" style:family="text">
      <style:text-properties officeooo:rsid="00479966"/>
    </style:style>
    <style:style style:name="T26" style:family="text">
      <style:text-properties officeooo:rsid="0048f853"/>
    </style:style>
    <style:style style:name="T27" style:family="text">
      <style:text-properties officeooo:rsid="004a6843"/>
    </style:style>
    <style:style style:name="T28" style:family="text">
      <style:text-properties officeooo:rsid="004f4d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e react app npx create-react-app payrollgenerator.</text:p>
      <text:p text:style-name="P1"/>
      <text:p text:style-name="P10">Forms:</text:p>
      <text:p text:style-name="P2">Make a form and inputs in jsx. Define state for basic details and <text:span text:style-name="T1">salary </text:span><text:span text:style-name="T2">details as state object for multiple details using use state hook.</text:span></text:p>
      <text:p text:style-name="P3">Give the data of state to value attribute in input tags and also give names for all input tags.</text:p>
      <text:p text:style-name="P3"/>
      <text:p text:style-name="P11">Onchange:</text:p>
      <text:p text:style-name="P3">Make onchange handle for data salary details and basic details take value from event by using </text:p>
      <text:p text:style-name="P3">input name dynamically by [event.target.name]: event.target.value</text:p>
      <text:p text:style-name="P3"/>
      <text:p text:style-name="P12">Submit:</text:p>
      <text:p text:style-name="P4">When the form is submitted then all the data from each input needs to be generated and displayed in <text:span text:style-name="T5">PaySlip component </text:span><text:span text:style-name="T3">and also diplay some basic important details </text:span><text:span text:style-name="T4">as table in EmployeeTable component. </text:span></text:p>
      <text:p text:style-name="P5">When a generate butt<text:span text:style-name="T6">on is clicked need to set true for boolean state and put conditional rendering for the PaySlip component.</text:span></text:p>
      <text:p text:style-name="P6">Store the state and id in employee object. Id should be unique each time employee object created. Unique Id is generated from “uuid”.</text:p>
      <text:p text:style-name="P7"/>
      <text:p text:style-name="P7">State cannot be mutated. I have used concatenation and store the result in another <text:span text:style-name="T7">variable and make that variable store to local storage. In local storage, array of object cannot be stored directly. So I have used JSON.stringify to change arrayOfObject to J</text:span><text:span text:style-name="T12">son format.</text:span></text:p>
      <text:p text:style-name="P27"><text:span text:style-name="T9"/></text:p>
      <text:p text:style-name="P27"><text:span text:style-name="T8">localStorage</text:span>.<text:span text:style-name="T10">setItem</text:span>(<text:span text:style-name="T11">"empRow"</text:span>, <text:span text:style-name="T8">JSON</text:span>.<text:span text:style-name="T10">stringify</text:span>(<text:span text:style-name="T8">refreshedData</text:span>));</text:p>
      <text:p text:style-name="P7"/>
      <text:p text:style-name="P8"><text:span text:style-name="T13">After refresh, we need to get local </text:span><text:span text:style-name="T14">storage at beginning using useEffect hook and then <text:s/>set them to another array state employeeData. </text:span><text:span text:style-name="T16">Then only the </text:span><text:span text:style-name="T14">employeeData</text:span><text:span text:style-name="T16"> passed to Employee table component as props at the start.</text:span></text:p>
      <text:p text:style-name="P9"/>
      <text:p text:style-name="P13">Problem arise when I tried to add after refresh:</text:p>
      <text:p text:style-name="P17">When I tried to add after refresh then old data swapped by new data which is only the added data pushed to local storage. So I define another state oldData and store local storage data in the initial state.</text:p>
      <text:p text:style-name="P17"/>
      <text:p text:style-name="P28"><text:span text:style-name="T8">JSON</text:span>.<text:span text:style-name="T10">parse</text:span>(<text:span text:style-name="T8">localStorage</text:span>.<text:span text:style-name="T10">getItem</text:span>(<text:span text:style-name="T11">"empRow"</text:span>) || <text:span text:style-name="T11">"[]"</text:span>)</text:p>
      <text:p text:style-name="P26"/>
      <text:p text:style-name="P26">At start, there is no data present in local storage. When there is no data in local storage, then empty array is stored in olddata using conditional rendering.</text:p>
      <text:p text:style-name="P26">After adding some data, then refresh all the data added are persist in the table. After click generate button, another row of data added with the old data when only olddata have length other then 0.</text:p>
      <text:p text:style-name="P26"/>
      <text:p text:style-name="P28"><text:soft-page-break/><text:span text:style-name="T17">let</text:span> <text:span text:style-name="T8">refreshedData</text:span> = <text:span text:style-name="T15">localStorageArray</text:span>.<text:span text:style-name="T10">concat</text:span>(...<text:span text:style-name="T15">oldData</text:span>, <text:span text:style-name="T15">employeeObject</text:span>);</text:p>
      <text:p text:style-name="P29"/>
      <text:p text:style-name="P17">During first data insertion, <text:span text:style-name="T18">the value of old data will be [Object1, Object2, ...]. </text:span><text:span text:style-name="T19">Then for each further data addition, old data become set to “” to prevent replication of same added old data </text:span><text:span text:style-name="T20">using ifcondition.</text:span></text:p>
      <text:p text:style-name="P17"/>
      <text:p text:style-name="P14">Passing data to EmployeeTable component:</text:p>
      <text:p text:style-name="P18">Send the employeeData to EmployeeTable component. <text:span text:style-name="T21">Map the employeeData and display data. Provide show and hide button inside map </text:span><text:span text:style-name="T22">to display for each object, one row is created when submitted.</text:span></text:p>
      <text:p text:style-name="P19">Take the index from map and set to onclick handler of show and hide button. </text:p>
      <text:p text:style-name="P19"/>
      <text:p text:style-name="P20">Show button:</text:p>
      <text:p text:style-name="P20">Filter data using filter method of array for arrayOfObject. Take the data which has same index as the index passed from map which is the clicked row. Filtered data is stored as <text:span text:style-name="T25">arrayof</text:span>object in state paySlipData. <text:span text:style-name="T23">Show the payslip of particular row by uisng boolean state showPaySlip.</text:span></text:p>
      <text:p text:style-name="P21">Save the index of clicked button <text:span text:style-name="T24">to state hideIndex </text:span>and use them in hide handler.</text:p>
      <text:p text:style-name="P21"/>
      <text:p text:style-name="P21">Hide button: </text:p>
      <text:p text:style-name="P22">Index from map and index from show button are compared to hide only the particular row which has already shown.</text:p>
      <text:p text:style-name="P22"/>
      <text:p text:style-name="P15">Pass the data to ShowPaySlip component inside EmployeeTable:</text:p>
      <text:p text:style-name="P23">We have already filter the data and save them to state paySlipData. Map th<text:span text:style-name="T25">e paySlipData and send the data as props to ShowPaySlip component. </text:span><text:span text:style-name="T26">Inside ShowPaySlip component, object destructure the passed data </text:span><text:span text:style-name="T27">and display them in the tables.</text:span></text:p>
      <text:p text:style-name="P23"/>
      <text:p text:style-name="P16">Pass data to PaySlip component:</text:p>
      <text:p text:style-name="P24">Spread the states basic details and salary details <text:span text:style-name="T28">in</text:span> props variable. <text:span text:style-name="T28">Pass this props to PaySlip component as {...props}.</text:span></text:p>
      <text:p text:style-name="P25">Again destructure the props and display the details to tables present in PaySlip component.</text:p>
      <text:p text:style-name="P26"/>
      <text:p text:style-name="P26"/>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12:13:55.177129579</meta:creation-date>
    <meta:generator>LibreOffice/6.4.7.2$Linux_X86_64 LibreOffice_project/40$Build-2</meta:generator>
    <dc:date>2022-03-17T15:42:11.622003590</dc:date>
    <meta:editing-duration>PT2H1M18S</meta:editing-duration>
    <meta:editing-cycles>41</meta:editing-cycles>
    <meta:document-statistic meta:table-count="0" meta:image-count="0" meta:object-count="0" meta:page-count="2" meta:paragraph-count="34" meta:word-count="610" meta:character-count="3769" meta:non-whitespace-character-count="3188"/>
  </office:meta>
</office:document-meta>
</file>